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lo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1.00000000000001" calcext:value-type="float">
            <text:p>1</text:p>
          </table:table-cell>
          <table:table-cell table:formula="of:=[.D10]-[.F10]" office:value-type="float" office:value="3.05311331771918E-016" calcext:value-type="float">
            <text:p>3.05311331771918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832798" calcext:value-type="float">
            <text:p>0.9999999998</text:p>
          </table:table-cell>
          <table:table-cell table:formula="of:=[.D9]-[.F9]" office:value-type="float" office:value="-0.000000582369921175996" calcext:value-type="float">
            <text:p>-5.8236992117599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704202365" calcext:value-type="float">
            <text:p>1.000007042</text:p>
          </table:table-cell>
          <table:table-cell table:formula="of:=[.D10]-[.F10]" office:value-type="float" office:value="0.000131760338199172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70781358" calcext:value-type="float">
            <text:p>0.9999999708</text:p>
          </table:table-cell>
          <table:table-cell table:formula="of:=[.D12]-[.F12]" office:value-type="float" office:value="-0.0000000768504699877326" calcext:value-type="float">
            <text:p>-7.685046998773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6400291826" calcext:value-type="float">
            <text:p>1.0000640029</text:p>
          </table:table-cell>
          <table:table-cell table:formula="of:=[.D13]-[.F13]" office:value-type="float" office:value="0.0000159200611180021" calcext:value-type="float">
            <text:p>1.59200611180021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0621627" calcext:value-type="float">
            <text:p>1.0000000062</text:p>
          </table:table-cell>
          <table:table-cell table:formula="of:=[.D21]-[.F21]" office:value-type="float" office:value="0.0000216515099964454" calcext:value-type="float">
            <text:p>2.165150999644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1.00000705386089" calcext:value-type="float">
            <text:p>1.0000070539</text:p>
          </table:table-cell>
          <table:table-cell table:formula="of:=[.D22]-[.F22]" office:value-type="float" office:value="0.000131981818299209" calcext:value-type="float">
            <text:p>0.0001319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710237234039" calcext:value-type="float">
            <text:p>3.2171023723403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0.999999832245051" calcext:value-type="float">
            <text:p>0.9999998322</text:p>
          </table:table-cell>
          <table:table-cell table:formula="of:=[.D24]-[.F24]" office:value-type="float" office:value="-0.000000441226819969387" calcext:value-type="float">
            <text:p>-4.4122681996938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1.00006398896519" calcext:value-type="float">
            <text:p>1.000063989</text:p>
          </table:table-cell>
          <table:table-cell table:formula="of:=[.D25]-[.F25]" office:value-type="float" office:value="0.0000159165906590264" calcext:value-type="float">
            <text:p>1.59165906590264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4530729251553E-015" calcext:value-type="float">
            <text:p>1.045307292515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0.999999997594517" calcext:value-type="float">
            <text:p>0.9999999976</text:p>
          </table:table-cell>
          <table:table-cell table:formula="of:=[.D33]-[.F33]" office:value-type="float" office:value="-0.00000837838979350636" calcext:value-type="float">
            <text:p>-8.3783897935063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1.00000703761765" calcext:value-type="float">
            <text:p>1.0000070376</text:p>
          </table:table-cell>
          <table:table-cell table:formula="of:=[.D34]-[.F34]" office:value-type="float" office:value="0.000131677899901206" calcext:value-type="float">
            <text:p>0.000131677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69697251799105" calcext:value-type="float">
            <text:p>2.69697251799105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001935741" calcext:value-type="float">
            <text:p>1.0000000194</text:p>
          </table:table-cell>
          <table:table-cell table:formula="of:=[.D36]-[.F36]" office:value-type="float" office:value="0.0000000509135897885926" calcext:value-type="float">
            <text:p>5.091358978859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1.00006400755306" calcext:value-type="float">
            <text:p>1.0000640076</text:p>
          </table:table-cell>
          <table:table-cell table:formula="of:=[.D37]-[.F37]" office:value-type="float" office:value="0.0000159212139040077" calcext:value-type="float">
            <text:p>1.5921213904007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8.87526846396505E-016" calcext:value-type="float">
            <text:p>8.8752684639650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0.999999999831627" calcext:value-type="float">
            <text:p>0.9999999998</text:p>
          </table:table-cell>
          <table:table-cell table:formula="of:=[.D45]-[.F45]" office:value-type="float" office:value="-0.000000586449914408149" calcext:value-type="float">
            <text:p>-5.864499144081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1.00000704202261" calcext:value-type="float">
            <text:p>1.000007042</text:p>
          </table:table-cell>
          <table:table-cell table:formula="of:=[.D46]-[.F46]" office:value-type="float" office:value="0.000131760318701879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6.53642993413797E-015" calcext:value-type="float">
            <text:p>-6.53642993413797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0.999999970806759" calcext:value-type="float">
            <text:p>0.9999999708</text:p>
          </table:table-cell>
          <table:table-cell table:formula="of:=[.D48]-[.F48]" office:value-type="float" office:value="-0.0000000767836598747351" calcext:value-type="float">
            <text:p>-7.6783659874735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1.00006400292146" calcext:value-type="float">
            <text:p>1.0000640029</text:p>
          </table:table-cell>
          <table:table-cell table:formula="of:=[.D49]-[.F49]" office:value-type="float" office:value="0.0000159200619160027" calcext:value-type="float">
            <text:p>1.5920061916002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1.21945241428438E-016" calcext:value-type="float">
            <text:p>-1.2194524142843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81229" calcext:value-type="float">
            <text:p>3483.0378228123</text:p>
          </table:table-cell>
          <table:table-cell/>
          <table:table-cell table:style-name="ce4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0978" calcext:value-type="float">
            <text:p>0.9999999999</text:p>
          </table:table-cell>
          <table:table-cell table:formula="of:=[.D9]-[.F9]" office:value-type="float" office:value="-0.000000314239969156915" calcext:value-type="float">
            <text:p>-3.1423996915691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200088834390044" calcext:value-type="float">
            <text:p>2.0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6717029213" calcext:value-type="float">
            <text:p>18.7106717029</text:p>
          </table:table-cell>
          <table:table-cell/>
          <table:table-cell table:style-name="ce4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9668572" calcext:value-type="float">
            <text:p>1.0000049669</text:p>
          </table:table-cell>
          <table:table-cell table:formula="of:=[.D10]-[.F10]" office:value-type="float" office:value="0.0000929327727980933" calcext:value-type="float">
            <text:p>9.293277279809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10]/[.O10]" office:value-type="float" office:value="1.00000000000002" calcext:value-type="float">
            <text:p>1</text:p>
          </table:table-cell>
          <table:table-cell table:formula="of:=[.M10]-[.O10]" office:value-type="float" office:value="0.000000000000301980662698043" calcext:value-type="float">
            <text:p>3.02E-013</text:p>
          </table:table-cell>
          <table:table-cell/>
          <table:table-cell table:style-name="ce3" table:formula="of:=SQRT([.D9]*[.D9]+[.D10]*[.D10]+[.D11]*[.D11])" office:value-type="float" office:value="3483.08807875663" calcext:value-type="float">
            <text:p>3483.0880787566</text:p>
          </table:table-cell>
          <table:table-cell/>
          <table:table-cell table:style-name="ce3" table:formula="of:=SQRT([.F9]*[.F9]+[.F10]*[.F10]+[.F11]*[.F11])" office:value-type="float" office:value="3483.08807857164" calcext:value-type="float">
            <text:p>3483.0880785716</text:p>
          </table:table-cell>
          <table:table-cell/>
          <table:table-cell table:formula="of:=[.T10]/[.V10]" office:value-type="float" office:value="1.00000000005311" calcext:value-type="float">
            <text:p>1.0000000001</text:p>
          </table:table-cell>
          <table:table-cell table:formula="of:=[.T10]-[.V10]" office:value-type="float" office:value="0.000000184989858098561" calcext:value-type="float">
            <text:p>0.00000018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11]/[.O11]" office:value-type="float" office:value="-0.0962415127708245" calcext:value-type="float">
            <text:p>-0.0962415128</text:p>
          </table:table-cell>
          <table:table-cell table:formula="of:=[.M11]-[.O11]" office:value-type="float" office:value="0.0000000000000336850159454083" calcext:value-type="float">
            <text:p>3.37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21834206" calcext:value-type="float">
            <text:p>2.6301862183</text:p>
          </table:table-cell>
          <table:table-cell/>
          <table:table-cell table:style-name="ce4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2689202" calcext:value-type="float">
            <text:p>0.9999999927</text:p>
          </table:table-cell>
          <table:table-cell table:formula="of:=[.D12]-[.F12]" office:value-type="float" office:value="-0.0000000192287599176666" calcext:value-type="float">
            <text:p>-1.922875991766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12]/[.O12]" office:value-type="float" office:value="0.999999999999863" calcext:value-type="float">
            <text:p>1</text:p>
          </table:table-cell>
          <table:table-cell table:formula="of:=[.M12]-[.O12]" office:value-type="float" office:value="-0.000000000000359712259978551" calcext:value-type="float">
            <text:p>-3.60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443764461" calcext:value-type="float">
            <text:p>0.2487443764</text:p>
          </table:table-cell>
          <table:table-cell/>
          <table:table-cell table:style-name="ce4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915031997" calcext:value-type="float">
            <text:p>1.0000191503</text:p>
          </table:table-cell>
          <table:table-cell table:formula="of:=[.D13]-[.F13]" office:value-type="float" office:value="0.00000476344317898447" calcext:value-type="float">
            <text:p>4.7634431789844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13]/[.O13]" office:value-type="float" office:value="0.999999999999984" calcext:value-type="float">
            <text:p>1</text:p>
          </table:table-cell>
          <table:table-cell table:formula="of:=[.M13]-[.O13]" office:value-type="float" office:value="-3.99680288865056E-015" calcext:value-type="float">
            <text:p>-4.00E-015</text:p>
          </table:table-cell>
          <table:table-cell/>
          <table:table-cell table:style-name="ce3" table:formula="of:=SQRT([.D12]*[.D12]+[.D13]*[.D13]+[.D14]*[.D14])" office:value-type="float" office:value="2.64192227515687" calcext:value-type="float">
            <text:p>2.6419222752</text:p>
          </table:table-cell>
          <table:table-cell/>
          <table:table-cell table:style-name="ce3" table:formula="of:=SQRT([.F12]*[.F12]+[.F13]*[.F13]+[.F14]*[.F14])" office:value-type="float" office:value="2.64192184581297" calcext:value-type="float">
            <text:p>2.6419218458</text:p>
          </table:table-cell>
          <table:table-cell/>
          <table:table-cell table:formula="of:=[.T13]/[.V13]" office:value-type="float" office:value="1.00000016251196" calcext:value-type="float">
            <text:p>1.0000001625</text:p>
          </table:table-cell>
          <table:table-cell table:formula="of:=[.T13]-[.V13]" office:value-type="float" office:value="0.000000429343899988055" calcext:value-type="float">
            <text:p>4.29343899988055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14]/[.O14]" office:value-type="float" office:value="-0.106205859492856" calcext:value-type="float">
            <text:p>-0.1062058595</text:p>
          </table:table-cell>
          <table:table-cell table:formula="of:=[.M14]-[.O14]" office:value-type="float" office:value="1.14000044516524E-015" calcext:value-type="float">
            <text:p>1.14E-01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51" calcext:value-type="float">
            <text:p>3483.0378231265</text:p>
          </table:table-cell>
          <table:table-cell/>
          <table:table-cell table:formula="of:=[.D21]/[.F21]" office:value-type="float" office:value="0.999999999909786" calcext:value-type="float">
            <text:p>0.9999999999</text:p>
          </table:table-cell>
          <table:table-cell table:formula="of:=[.D21]-[.F21]" office:value-type="float" office:value="-0.000000314219960273476" calcext:value-type="float">
            <text:p>-3.1421996027347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formula="of:=[.M21]/[.O21]" office:value-type="float" office:value="0.999999999999966" calcext:value-type="float">
            <text:p>1</text:p>
          </table:table-cell>
          <table:table-cell table:formula="of:=[.M21]-[.O21]" office:value-type="float" office:value="-0.000000000120053300634027" calcext:value-type="float">
            <text:p>-1.20E-01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82" calcext:value-type="float">
            <text:p>18.7105787701</text:p>
          </table:table-cell>
          <table:table-cell/>
          <table:table-cell table:formula="of:=[.D22]/[.F22]" office:value-type="float" office:value="1.00000496685721" calcext:value-type="float">
            <text:p>1.0000049669</text:p>
          </table:table-cell>
          <table:table-cell table:formula="of:=[.D22]-[.F22]" office:value-type="float" office:value="0.000092932773100074" calcext:value-type="float">
            <text:p>9.293277310007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formula="of:=[.M22]/[.O22]" office:value-type="float" office:value="0.999999999999925" calcext:value-type="float">
            <text:p>1</text:p>
          </table:table-cell>
          <table:table-cell table:formula="of:=[.M22]-[.O22]" office:value-type="float" office:value="-0.0000000000013997691894474" calcext:value-type="float">
            <text:p>-1.40E-012</text:p>
          </table:table-cell>
          <table:table-cell/>
          <table:table-cell table:style-name="ce3" table:formula="of:=SQRT([.D21]*[.D21]+[.D22]*[.D22]+[.D23]*[.D23])" office:value-type="float" office:value="3483.08807875663" calcext:value-type="float">
            <text:p>3483.0880787566</text:p>
          </table:table-cell>
          <table:table-cell/>
          <table:table-cell table:style-name="ce3" table:formula="of:=SQRT([.F21]*[.F21]+[.F22]*[.F22]+[.F23]*[.F23])" office:value-type="float" office:value="3483.08807857162" calcext:value-type="float">
            <text:p>3483.0880785716</text:p>
          </table:table-cell>
          <table:table-cell/>
          <table:table-cell table:formula="of:=[.T22]/[.V22]" office:value-type="float" office:value="1.00000000005312" calcext:value-type="float">
            <text:p>1.0000000001</text:p>
          </table:table-cell>
          <table:table-cell table:formula="of:=[.T22]-[.V22]" office:value-type="float" office:value="0.000000185009866982" calcext:value-type="float">
            <text:p>0.00000018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07277324868561" calcext:value-type="float">
            <text:p>-3.07277324868561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07277324868561" calcext:value-type="float">
            <text:p>3.07277324868561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23]/[.O23]" office:value-type="float" office:value="-0.0917319202432861" calcext:value-type="float">
            <text:p>-0.0917319202</text:p>
          </table:table-cell>
          <table:table-cell table:formula="of:=[.M23]-[.O23]" office:value-type="float" office:value="0.000000000000035195608468092" calcext:value-type="float">
            <text:p>3.52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7118" calcext:value-type="float">
            <text:p>2.6301862376</text:p>
          </table:table-cell>
          <table:table-cell/>
          <table:table-cell table:formula="of:=[.D24]/[.F24]" office:value-type="float" office:value="0.999999992689065" calcext:value-type="float">
            <text:p>0.9999999927</text:p>
          </table:table-cell>
          <table:table-cell table:formula="of:=[.D24]-[.F24]" office:value-type="float" office:value="-0.0000000192291196299266" calcext:value-type="float">
            <text:p>-1.922911962992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formula="of:=[.M24]/[.O24]" office:value-type="float" office:value="1.00000000000073" calcext:value-type="float">
            <text:p>1</text:p>
          </table:table-cell>
          <table:table-cell table:formula="of:=[.M24]-[.O24]" office:value-type="float" office:value="0.00000000000192024174339167" calcext:value-type="float">
            <text:p>1.92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25" calcext:value-type="float">
            <text:p>0.248739613</text:p>
          </table:table-cell>
          <table:table-cell/>
          <table:table-cell table:formula="of:=[.D25]/[.F25]" office:value-type="float" office:value="1.00001915031996" calcext:value-type="float">
            <text:p>1.0000191503</text:p>
          </table:table-cell>
          <table:table-cell table:formula="of:=[.D25]-[.F25]" office:value-type="float" office:value="0.00000476344317498767" calcext:value-type="float">
            <text:p>4.7634431749876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formula="of:=[.M25]/[.O25]" office:value-type="float" office:value="1.00000000000007" calcext:value-type="float">
            <text:p>1</text:p>
          </table:table-cell>
          <table:table-cell table:formula="of:=[.M25]-[.O25]" office:value-type="float" office:value="0.0000000000000170141678523805" calcext:value-type="float">
            <text:p>1.70E-014</text:p>
          </table:table-cell>
          <table:table-cell/>
          <table:table-cell table:style-name="ce3" table:formula="of:=SQRT([.D24]*[.D24]+[.D25]*[.D25]+[.D26]*[.D26])" office:value-type="float" office:value="2.64192227515687" calcext:value-type="float">
            <text:p>2.6419222752</text:p>
          </table:table-cell>
          <table:table-cell/>
          <table:table-cell table:style-name="ce3" table:formula="of:=SQRT([.F24]*[.F24]+[.F25]*[.F25]+[.F26]*[.F26])" office:value-type="float" office:value="2.64192184581332" calcext:value-type="float">
            <text:p>2.6419218458</text:p>
          </table:table-cell>
          <table:table-cell/>
          <table:table-cell table:formula="of:=[.T25]/[.V25]" office:value-type="float" office:value="1.00000016251183" calcext:value-type="float">
            <text:p>1.0000001625</text:p>
          </table:table-cell>
          <table:table-cell table:formula="of:=[.T25]-[.V25]" office:value-type="float" office:value="0.000000429343550045758" calcext:value-type="float">
            <text:p>4.29343550045758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3054999698508E-015" calcext:value-type="float">
            <text:p>-1.03054999698508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3054999698508E-015" calcext:value-type="float">
            <text:p>1.0305499969850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26]/[.O26]" office:value-type="float" office:value="-0.106336358284367" calcext:value-type="float">
            <text:p>-0.1063363583</text:p>
          </table:table-cell>
          <table:table-cell table:formula="of:=[.M26]-[.O26]" office:value-type="float" office:value="1.13873572695063E-015" calcext:value-type="float">
            <text:p>1.14E-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65" calcext:value-type="float">
            <text:p>3483.0378231267</text:p>
          </table:table-cell>
          <table:table-cell/>
          <table:table-cell table:formula="of:=[.D33]/[.F33]" office:value-type="float" office:value="0.999999999909745" calcext:value-type="float">
            <text:p>0.9999999999</text:p>
          </table:table-cell>
          <table:table-cell table:formula="of:=[.D33]-[.F33]" office:value-type="float" office:value="-0.000000314360022457549" calcext:value-type="float">
            <text:p>-3.143600224575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140062184073031" calcext:value-type="float">
            <text:p>1.40E-01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99" calcext:value-type="float">
            <text:p>18.7105787701</text:p>
          </table:table-cell>
          <table:table-cell/>
          <table:table-cell table:formula="of:=[.D34]/[.F34]" office:value-type="float" office:value="1.00000496685712" calcext:value-type="float">
            <text:p>1.0000049669</text:p>
          </table:table-cell>
          <table:table-cell table:formula="of:=[.D34]-[.F34]" office:value-type="float" office:value="0.0000929327713983241" calcext:value-type="float">
            <text:p>9.2932771398324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34]/[.O34]" office:value-type="float" office:value="1.00000000000009" calcext:value-type="float">
            <text:p>1</text:p>
          </table:table-cell>
          <table:table-cell table:formula="of:=[.M34]-[.O34]" office:value-type="float" office:value="0.00000000000170174985214544" calcext:value-type="float">
            <text:p>1.70E-012</text:p>
          </table:table-cell>
          <table:table-cell/>
          <table:table-cell table:style-name="ce3" table:formula="of:=SQRT([.D33]*[.D33]+[.D34]*[.D34]+[.D35]*[.D35])" office:value-type="float" office:value="3483.08807875663" calcext:value-type="float">
            <text:p>3483.0880787566</text:p>
          </table:table-cell>
          <table:table-cell/>
          <table:table-cell table:style-name="ce3" table:formula="of:=SQRT([.F33]*[.F33]+[.F34]*[.F34]+[.F35]*[.F35])" office:value-type="float" office:value="3483.08807857176" calcext:value-type="float">
            <text:p>3483.0880785718</text:p>
          </table:table-cell>
          <table:table-cell/>
          <table:table-cell table:formula="of:=[.T34]/[.V34]" office:value-type="float" office:value="1.00000000005308" calcext:value-type="float">
            <text:p>1.0000000001</text:p>
          </table:table-cell>
          <table:table-cell table:formula="of:=[.T34]-[.V34]" office:value-type="float" office:value="0.000000184869804797927" calcext:value-type="float">
            <text:p>1.84869804797927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2383250095398" calcext:value-type="float">
            <text:p>-3.22383250095398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22383250095398" calcext:value-type="float">
            <text:p>3.2238325009539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35]/[.O35]" office:value-type="float" office:value="1.04916055954763" calcext:value-type="float">
            <text:p>1.0491605595</text:p>
          </table:table-cell>
          <table:table-cell table:formula="of:=[.M35]-[.O35]" office:value-type="float" office:value="-1.5105925226837E-015" calcext:value-type="float">
            <text:p>-1.51E-01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689" calcext:value-type="float">
            <text:p>2.6301862376</text:p>
          </table:table-cell>
          <table:table-cell/>
          <table:table-cell table:formula="of:=[.D36]/[.F36]" office:value-type="float" office:value="0.999999992689932" calcext:value-type="float">
            <text:p>0.9999999927</text:p>
          </table:table-cell>
          <table:table-cell table:formula="of:=[.D36]-[.F36]" office:value-type="float" office:value="-0.0000000192268396759232" calcext:value-type="float">
            <text:p>-1.9226839675923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36]/[.O36]" office:value-type="float" office:value="0.999999999999133" calcext:value-type="float">
            <text:p>1</text:p>
          </table:table-cell>
          <table:table-cell table:formula="of:=[.M36]-[.O36]" office:value-type="float" office:value="-0.00000000000227995400337022" calcext:value-type="float">
            <text:p>-2.28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04" calcext:value-type="float">
            <text:p>0.248739613</text:p>
          </table:table-cell>
          <table:table-cell/>
          <table:table-cell table:formula="of:=[.D37]/[.F37]" office:value-type="float" office:value="1.00001915032004" calcext:value-type="float">
            <text:p>1.0000191503</text:p>
          </table:table-cell>
          <table:table-cell table:formula="of:=[.D37]-[.F37]" office:value-type="float" office:value="0.00000476344319599864" calcext:value-type="float">
            <text:p>4.7634431959986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37]/[.O37]" office:value-type="float" office:value="0.999999999999915" calcext:value-type="float">
            <text:p>1</text:p>
          </table:table-cell>
          <table:table-cell table:formula="of:=[.M37]-[.O37]" office:value-type="float" office:value="-0.0000000000000210109707410311" calcext:value-type="float">
            <text:p>-2.10E-014</text:p>
          </table:table-cell>
          <table:table-cell/>
          <table:table-cell table:style-name="ce3" table:formula="of:=SQRT([.D36]*[.D36]+[.D37]*[.D37]+[.D38]*[.D38])" office:value-type="float" office:value="2.64192227515687" calcext:value-type="float">
            <text:p>2.6419222752</text:p>
          </table:table-cell>
          <table:table-cell/>
          <table:table-cell table:style-name="ce3" table:formula="of:=SQRT([.F36]*[.F36]+[.F37]*[.F37]+[.F38]*[.F38])" office:value-type="float" office:value="2.64192184581105" calcext:value-type="float">
            <text:p>2.6419218458</text:p>
          </table:table-cell>
          <table:table-cell/>
          <table:table-cell table:formula="of:=[.T37]/[.V37]" office:value-type="float" office:value="1.00000016251269" calcext:value-type="float">
            <text:p>1.0000001625</text:p>
          </table:table-cell>
          <table:table-cell table:formula="of:=[.T37]-[.V37]" office:value-type="float" office:value="0.000000429345819785709" calcext:value-type="float">
            <text:p>4.29345819785709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2928527877047E-015" calcext:value-type="float">
            <text:p>-1.02928527877047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2928527877047E-015" calcext:value-type="float">
            <text:p>1.0292852787704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38]/[.O38]" office:value-type="float" office:value="0.998772773549745" calcext:value-type="float">
            <text:p>0.9987727735</text:p>
          </table:table-cell>
          <table:table-cell table:formula="of:=[.M38]-[.O38]" office:value-type="float" office:value="1.26471821460985E-018" calcext:value-type="float">
            <text:p>1.26E-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3" calcext:value-type="float">
            <text:p>15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58" calcext:value-type="float">
            <text:p>3483.0378231266</text:p>
          </table:table-cell>
          <table:table-cell/>
          <table:table-cell table:formula="of:=[.D45]/[.F45]" office:value-type="float" office:value="0.999999999909766" calcext:value-type="float">
            <text:p>0.9999999999</text:p>
          </table:table-cell>
          <table:table-cell table:formula="of:=[.D45]-[.F45]" office:value-type="float" office:value="-0.000000314289991365513" calcext:value-type="float">
            <text:p>-3.1428999136551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500222085975111" calcext:value-type="float">
            <text:p>-5.0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9" calcext:value-type="float">
            <text:p>18.7105787701</text:p>
          </table:table-cell>
          <table:table-cell/>
          <table:table-cell table:formula="of:=[.D46]/[.F46]" office:value-type="float" office:value="1.00000496685717" calcext:value-type="float">
            <text:p>1.0000049669</text:p>
          </table:table-cell>
          <table:table-cell table:formula="of:=[.D46]-[.F46]" office:value-type="float" office:value="0.0000929327723007134" calcext:value-type="float">
            <text:p>9.2932772300713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formula="of:=[.M46]/[.O46]" office:value-type="float" office:value="0.999999999999973" calcext:value-type="float">
            <text:p>1</text:p>
          </table:table-cell>
          <table:table-cell table:formula="of:=[.M46]-[.O46]" office:value-type="float" office:value="-0.00000000000049737991503207" calcext:value-type="float">
            <text:p>-4.97E-013</text:p>
          </table:table-cell>
          <table:table-cell/>
          <table:table-cell table:style-name="ce3" table:formula="of:=SQRT([.D45]*[.D45]+[.D46]*[.D46]+[.D47]*[.D47])" office:value-type="float" office:value="3483.08807875663" calcext:value-type="float">
            <text:p>3483.0880787566</text:p>
          </table:table-cell>
          <table:table-cell/>
          <table:table-cell table:style-name="ce3" table:formula="of:=SQRT([.F45]*[.F45]+[.F46]*[.F46]+[.F47]*[.F47])" office:value-type="float" office:value="3483.08807857169" calcext:value-type="float">
            <text:p>3483.0880785717</text:p>
          </table:table-cell>
          <table:table-cell/>
          <table:table-cell table:formula="of:=[.T46]/[.V46]" office:value-type="float" office:value="1.0000000000531" calcext:value-type="float">
            <text:p>1.0000000001</text:p>
          </table:table-cell>
          <table:table-cell table:formula="of:=[.T46]-[.V46]" office:value-type="float" office:value="0.000000184939835889963" calcext:value-type="float">
            <text:p>1.84939835889963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78190717517608" calcext:value-type="float">
            <text:p>-2.781907175176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78190717517608" calcext:value-type="float">
            <text:p>2.781907175176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formula="of:=[.M47]/[.O47]" office:value-type="float" office:value="-0.106304174522468" calcext:value-type="float">
            <text:p>-0.1063041745</text:p>
          </table:table-cell>
          <table:table-cell table:formula="of:=[.M47]-[.O47]" office:value-type="float" office:value="0.000000000000030776355210313" calcext:value-type="float">
            <text:p>3.08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7006" calcext:value-type="float">
            <text:p>2.6301862376</text:p>
          </table:table-cell>
          <table:table-cell/>
          <table:table-cell table:formula="of:=[.D48]/[.F48]" office:value-type="float" office:value="0.999999992689491" calcext:value-type="float">
            <text:p>0.9999999927</text:p>
          </table:table-cell>
          <table:table-cell table:formula="of:=[.D48]-[.F48]" office:value-type="float" office:value="-0.0000000192279996369393" calcext:value-type="float">
            <text:p>-1.922799963693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formula="of:=[.M48]/[.O48]" office:value-type="float" office:value="1.00000000000029" calcext:value-type="float">
            <text:p>1</text:p>
          </table:table-cell>
          <table:table-cell table:formula="of:=[.M48]-[.O48]" office:value-type="float" office:value="0.000000000000760280727263307" calcext:value-type="float">
            <text:p>7.60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14" calcext:value-type="float">
            <text:p>0.248739613</text:p>
          </table:table-cell>
          <table:table-cell/>
          <table:table-cell table:formula="of:=[.D49]/[.F49]" office:value-type="float" office:value="1.00001915032" calcext:value-type="float">
            <text:p>1.0000191503</text:p>
          </table:table-cell>
          <table:table-cell table:formula="of:=[.D49]-[.F49]" office:value-type="float" office:value="0.00000476344318597888" calcext:value-type="float">
            <text:p>4.76344318597888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formula="of:=[.M49]/[.O49]" office:value-type="float" office:value="1.00000000000003" calcext:value-type="float">
            <text:p>1</text:p>
          </table:table-cell>
          <table:table-cell table:formula="of:=[.M49]-[.O49]" office:value-type="float" office:value="6.99440505513849E-015" calcext:value-type="float">
            <text:p>6.99E-015</text:p>
          </table:table-cell>
          <table:table-cell/>
          <table:table-cell table:style-name="ce3" table:formula="of:=SQRT([.D48]*[.D48]+[.D49]*[.D49]+[.D50]*[.D50])" office:value-type="float" office:value="2.64192227515687" calcext:value-type="float">
            <text:p>2.6419222752</text:p>
          </table:table-cell>
          <table:table-cell/>
          <table:table-cell table:style-name="ce3" table:formula="of:=SQRT([.F48]*[.F48]+[.F49]*[.F49]+[.F50]*[.F50])" office:value-type="float" office:value="2.64192184581221" calcext:value-type="float">
            <text:p>2.6419218458</text:p>
          </table:table-cell>
          <table:table-cell/>
          <table:table-cell table:formula="of:=[.T49]/[.V49]" office:value-type="float" office:value="1.00000016251225" calcext:value-type="float">
            <text:p>1.0000001625</text:p>
          </table:table-cell>
          <table:table-cell table:formula="of:=[.T49]-[.V49]" office:value-type="float" office:value="0.000000429344659824693" calcext:value-type="float">
            <text:p>4.29344659824693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2178422974995E-015" calcext:value-type="float">
            <text:p>-1.02178422974995E-015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02178422974995E-015" calcext:value-type="float">
            <text:p>1.0217842297499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formula="of:=[.M50]/[.O50]" office:value-type="float" office:value="-0.107116987122561" calcext:value-type="float">
            <text:p>-0.1071169871</text:p>
          </table:table-cell>
          <table:table-cell table:formula="of:=[.M50]-[.O50]" office:value-type="float" office:value="1.13123467793011E-015" calcext:value-type="float">
            <text:p>1.13E-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formula="of:=[.M57]/[.O57]" office:value-type="float" office:value="0.99999999999998" calcext:value-type="float">
            <text:p>1</text:p>
          </table:table-cell>
          <table:table-cell table:formula="of:=[.M57]-[.O57]" office:value-type="float" office:value="-0.0000000000700310920365155" calcext:value-type="float">
            <text:p>-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formula="of:=[.M58]/[.O58]" office:value-type="float" office:value="0.999999999999952" calcext:value-type="float">
            <text:p>1</text:p>
          </table:table-cell>
          <table:table-cell table:formula="of:=[.M58]-[.O58]" office:value-type="float" office:value="-0.000000000000902389274415327" calcext:value-type="float">
            <text:p>-9.02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59]/[.O59]" office:value-type="float" office:value="0.862919265921189" calcext:value-type="float">
            <text:p>0.8629192659</text:p>
          </table:table-cell>
          <table:table-cell table:formula="of:=[.M59]-[.O59]" office:value-type="float" office:value="4.419253257779E-015" calcext:value-type="float">
            <text:p>4.42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formula="of:=[.M60]/[.O60]" office:value-type="float" office:value="1.00000000000044" calcext:value-type="float">
            <text:p>1</text:p>
          </table:table-cell>
          <table:table-cell table:formula="of:=[.M60]-[.O60]" office:value-type="float" office:value="0.00000000000115996101612836" calcext:value-type="float">
            <text:p>1.16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formula="of:=[.M61]/[.O61]" office:value-type="float" office:value="1.00000000000004" calcext:value-type="float">
            <text:p>1</text:p>
          </table:table-cell>
          <table:table-cell table:formula="of:=[.M61]-[.O61]" office:value-type="float" office:value="0.000000000000010019762797242" calcext:value-type="float">
            <text:p>1.0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62]/[.O62]" office:value-type="float" office:value="0.992712371219881" calcext:value-type="float">
            <text:p>0.9927123712</text:p>
          </table:table-cell>
          <table:table-cell table:formula="of:=[.M62]-[.O62]" office:value-type="float" office:value="7.50104902052016E-018" calcext:value-type="float">
            <text:p>7.50E-0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700310920365155" calcext:value-type="float">
            <text:p>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70]/[.O70]" office:value-type="float" office:value="1.00000000000004" calcext:value-type="float">
            <text:p>1</text:p>
          </table:table-cell>
          <table:table-cell table:formula="of:=[.M70]-[.O70]" office:value-type="float" office:value="0.000000000000799360577730113" calcext:value-type="float">
            <text:p>7.99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71]/[.O71]" office:value-type="float" office:value="0.905340859878304" calcext:value-type="float">
            <text:p>0.9053408599</text:p>
          </table:table-cell>
          <table:table-cell table:formula="of:=[.M71]-[.O71]" office:value-type="float" office:value="2.9086607350953E-015" calcext:value-type="float">
            <text:p>2.91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72]/[.O72]" office:value-type="float" office:value="0.999999999999574" calcext:value-type="float">
            <text:p>1</text:p>
          </table:table-cell>
          <table:table-cell table:formula="of:=[.M72]-[.O72]" office:value-type="float" office:value="-0.00000000000111999298724186" calcext:value-type="float">
            <text:p>-1.12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73]/[.O73]" office:value-type="float" office:value="0.999999999999956" calcext:value-type="float">
            <text:p>1</text:p>
          </table:table-cell>
          <table:table-cell table:formula="of:=[.M73]-[.O73]" office:value-type="float" office:value="-0.0000000000000109912079437891" calcext:value-type="float">
            <text:p>-1.1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74]/[.O74]" office:value-type="float" office:value="0.991494088340425" calcext:value-type="float">
            <text:p>0.9914940883</text:p>
          </table:table-cell>
          <table:table-cell table:formula="of:=[.M74]-[.O74]" office:value-type="float" office:value="8.76576723513001E-018" calcext:value-type="float">
            <text:p>8.77E-0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88033" calcext:value-type="float">
            <text:p>3483.0378228803</text:p>
          </table:table-cell>
          <table:table-cell/>
          <table:table-cell table:style-name="ce4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29315" calcext:value-type="float">
            <text:p>0.9999999999</text:p>
          </table:table-cell>
          <table:table-cell table:formula="of:=[.D9]-[.F9]" office:value-type="float" office:value="-0.000000246199761022581" calcext:value-type="float">
            <text:p>-2.4619976102258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9]/[.O9]" office:value-type="float" office:value="0.999999999999986" calcext:value-type="float">
            <text:p>1</text:p>
          </table:table-cell>
          <table:table-cell table:formula="of:=[.M9]-[.O9]" office:value-type="float" office:value="-0.0000000000500222085975111" calcext:value-type="float">
            <text:p>-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6542863941" calcext:value-type="float">
            <text:p>18.7106542864</text:p>
          </table:table-cell>
          <table:table-cell/>
          <table:table-cell table:style-name="ce4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03601869" calcext:value-type="float">
            <text:p>1.000004036</text:p>
          </table:table-cell>
          <table:table-cell table:formula="of:=[.D10]-[.F10]" office:value-type="float" office:value="0.0000755162455980951" calcext:value-type="float">
            <text:p>7.5516245598095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10]/[.O10]" office:value-type="float" office:value="0.999999999999973" calcext:value-type="float">
            <text:p>1</text:p>
          </table:table-cell>
          <table:table-cell table:formula="of:=[.M10]-[.O10]" office:value-type="float" office:value="-0.00000000000049737991503207" calcext:value-type="float">
            <text:p>-4.97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11]/[.O11]" office:value-type="float" office:value="-0.131872696356092" calcext:value-type="float">
            <text:p>-0.1318726964</text:p>
          </table:table-cell>
          <table:table-cell table:formula="of:=[.M11]-[.O11]" office:value-type="float" office:value="0.0000000000000253825734561631" calcext:value-type="float">
            <text:p>2.54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22338936" calcext:value-type="float">
            <text:p>2.6301862234</text:p>
          </table:table-cell>
          <table:table-cell/>
          <table:table-cell table:style-name="ce4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4608192" calcext:value-type="float">
            <text:p>0.9999999946</text:p>
          </table:table-cell>
          <table:table-cell table:formula="of:=[.D12]-[.F12]" office:value-type="float" office:value="-0.0000000141814600063128" calcext:value-type="float">
            <text:p>-1.4181460006312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70130617663745" calcext:value-type="float">
            <text:p>6.7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43216329248" calcext:value-type="float">
            <text:p>0.2487432163</text:p>
          </table:table-cell>
          <table:table-cell/>
          <table:table-cell table:style-name="ce4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448633888" calcext:value-type="float">
            <text:p>1.0000144863</text:p>
          </table:table-cell>
          <table:table-cell table:formula="of:=[.D13]-[.F13]" office:value-type="float" office:value="0.00000360332632698412" calcext:value-type="float">
            <text:p>3.6033263269841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13]/[.O13]" office:value-type="float" office:value="1.00000000000002" calcext:value-type="float">
            <text:p>1</text:p>
          </table:table-cell>
          <table:table-cell table:formula="of:=[.M13]-[.O13]" office:value-type="float" office:value="5.99520433297584E-015" calcext:value-type="float">
            <text:p>6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14]/[.O14]" office:value-type="float" office:value="-0.128905085932584" calcext:value-type="float">
            <text:p>-0.1289050859</text:p>
          </table:table-cell>
          <table:table-cell table:formula="of:=[.M14]-[.O14]" office:value-type="float" office:value="9.58528259100687E-016" calcext:value-type="float">
            <text:p>9.5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 office:value-type="float" office:value="3483.03782312658" calcext:value-type="float">
            <text:p>3483.0378231266</text:p>
          </table:table-cell>
          <table:table-cell/>
          <table:table-cell table:formula="of:=[.D21]/[.F21]" office:value-type="float" office:value="0.9999999999293" calcext:value-type="float">
            <text:p>0.9999999999</text:p>
          </table:table-cell>
          <table:table-cell table:formula="of:=[.D21]-[.F21]" office:value-type="float" office:value="-0.000000246249783231178" calcext:value-type="float">
            <text:p>-2.462497832311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formula="of:=[.M21]/[.O21]" office:value-type="float" office:value="0.99999999999998" calcext:value-type="float">
            <text:p>1</text:p>
          </table:table-cell>
          <table:table-cell table:formula="of:=[.M21]-[.O21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 office:value-type="float" office:value="18.710578770149" calcext:value-type="float">
            <text:p>18.7105787701</text:p>
          </table:table-cell>
          <table:table-cell/>
          <table:table-cell table:formula="of:=[.D22]/[.F22]" office:value-type="float" office:value="1.00000403601866" calcext:value-type="float">
            <text:p>1.000004036</text:p>
          </table:table-cell>
          <table:table-cell table:formula="of:=[.D22]-[.F22]" office:value-type="float" office:value="0.0000755162451007152" calcext:value-type="float">
            <text:p>7.5516245100715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formula="of:=[.M22]/[.O22]" office:value-type="float" office:value="0.999999999999968" calcext:value-type="float">
            <text:p>1</text:p>
          </table:table-cell>
          <table:table-cell table:formula="of:=[.M22]-[.O22]" office:value-type="float" office:value="-0.000000000000596855898038484" calcext:value-type="float">
            <text:p>-5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24252899976109" calcext:value-type="float">
            <text:p>-2.2425289997610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224252899976109" calcext:value-type="float">
            <text:p>2.2425289997610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23]/[.O23]" office:value-type="float" office:value="-0.0935846951826896" calcext:value-type="float">
            <text:p>-0.0935846952</text:p>
          </table:table-cell>
          <table:table-cell table:formula="of:=[.M23]-[.O23]" office:value-type="float" office:value="0.0000000000000345573592271299" calcext:value-type="float">
            <text:p>3.46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 office:value-type="float" office:value="2.63018623757015" calcext:value-type="float">
            <text:p>2.6301862376</text:p>
          </table:table-cell>
          <table:table-cell/>
          <table:table-cell table:formula="of:=[.D24]/[.F24]" office:value-type="float" office:value="0.999999994608447" calcext:value-type="float">
            <text:p>0.9999999946</text:p>
          </table:table-cell>
          <table:table-cell table:formula="of:=[.D24]-[.F24]" office:value-type="float" office:value="-0.0000000141807898756952" calcext:value-type="float">
            <text:p>-1.4180789875695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formula="of:=[.M24]/[.O24]" office:value-type="float" office:value="1.00000000000036" calcext:value-type="float">
            <text:p>1</text:p>
          </table:table-cell>
          <table:table-cell table:formula="of:=[.M24]-[.O24]" office:value-type="float" office:value="0.000000000000949906819869284" calcext:value-type="float">
            <text:p>9.5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 office:value-type="float" office:value="0.248739613002915" calcext:value-type="float">
            <text:p>0.248739613</text:p>
          </table:table-cell>
          <table:table-cell/>
          <table:table-cell table:formula="of:=[.D25]/[.F25]" office:value-type="float" office:value="1.0000144863389" calcext:value-type="float">
            <text:p>1.0000144863</text:p>
          </table:table-cell>
          <table:table-cell table:formula="of:=[.D25]-[.F25]" office:value-type="float" office:value="0.00000360332633297933" calcext:value-type="float">
            <text:p>3.6033263329793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formula="of:=[.M25]/[.O25]" office:value-type="float" office:value="1.00000000000004" calcext:value-type="float">
            <text:p>1</text:p>
          </table:table-cell>
          <table:table-cell table:formula="of:=[.M25]-[.O25]" office:value-type="float" office:value="8.99280649946377E-015" calcext:value-type="float">
            <text:p>8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49077810920526E-016" calcext:value-type="float">
            <text:p>-8.49077810920526E-016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8.49077810920526E-016" calcext:value-type="float">
            <text:p>8.4907781092052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26]/[.O26]" office:value-type="float" office:value="-0.107497173422711" calcext:value-type="float">
            <text:p>-0.1074971734</text:p>
          </table:table-cell>
          <table:table-cell table:formula="of:=[.M26]-[.O26]" office:value-type="float" office:value="1.12762092369368E-015" calcext:value-type="float">
            <text:p>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 office:value-type="float" office:value="3483.0378231266" calcext:value-type="float">
            <text:p>3483.0378231266</text:p>
          </table:table-cell>
          <table:table-cell/>
          <table:table-cell table:formula="of:=[.D33]/[.F33]" office:value-type="float" office:value="0.999999999929294" calcext:value-type="float">
            <text:p>0.9999999999</text:p>
          </table:table-cell>
          <table:table-cell table:formula="of:=[.D33]-[.F33]" office:value-type="float" office:value="-0.000000246269792114617" calcext:value-type="float">
            <text:p>-2.4626979211461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 office:value-type="float" office:value="18.7105787701491" calcext:value-type="float">
            <text:p>18.7105787701</text:p>
          </table:table-cell>
          <table:table-cell/>
          <table:table-cell table:formula="of:=[.D34]/[.F34]" office:value-type="float" office:value="1.00000403601866" calcext:value-type="float">
            <text:p>1.000004036</text:p>
          </table:table-cell>
          <table:table-cell table:formula="of:=[.D34]-[.F34]" office:value-type="float" office:value="0.0000755162450012392" calcext:value-type="float">
            <text:p>7.5516245001239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00099475983006414" calcext:value-type="float">
            <text:p>9.9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6000757685777" calcext:value-type="float">
            <text:p>-3.16000757685777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16000757685777" calcext:value-type="float">
            <text:p>3.160007576857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35]/[.O35]" office:value-type="float" office:value="1.4091267391389" calcext:value-type="float">
            <text:p>1.4091267391</text:p>
          </table:table-cell>
          <table:table-cell table:formula="of:=[.M35]-[.O35]" office:value-type="float" office:value="-9.1747857709668E-015" calcext:value-type="float">
            <text:p>-9.1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 office:value-type="float" office:value="2.63018623756987" calcext:value-type="float">
            <text:p>2.6301862376</text:p>
          </table:table-cell>
          <table:table-cell/>
          <table:table-cell table:formula="of:=[.D36]/[.F36]" office:value-type="float" office:value="0.999999994608553" calcext:value-type="float">
            <text:p>0.9999999946</text:p>
          </table:table-cell>
          <table:table-cell table:formula="of:=[.D36]-[.F36]" office:value-type="float" office:value="-0.000000014180510099493" calcext:value-type="float">
            <text:p>-1.41805100994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36]/[.O36]" office:value-type="float" office:value="0.999999999999894" calcext:value-type="float">
            <text:p>1</text:p>
          </table:table-cell>
          <table:table-cell table:formula="of:=[.M36]-[.O36]" office:value-type="float" office:value="-0.000000000000279776202205539" calcext:value-type="float">
            <text:p>-2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 office:value-type="float" office:value="0.248739613002912" calcext:value-type="float">
            <text:p>0.248739613</text:p>
          </table:table-cell>
          <table:table-cell/>
          <table:table-cell table:formula="of:=[.D37]/[.F37]" office:value-type="float" office:value="1.00001448633892" calcext:value-type="float">
            <text:p>1.0000144863</text:p>
          </table:table-cell>
          <table:table-cell table:formula="of:=[.D37]-[.F37]" office:value-type="float" office:value="0.00000360332633597693" calcext:value-type="float">
            <text:p>3.6033263359769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37]/[.O37]" office:value-type="float" office:value="0.999999999999988" calcext:value-type="float">
            <text:p>1</text:p>
          </table:table-cell>
          <table:table-cell table:formula="of:=[.M37]-[.O37]" office:value-type="float" office:value="-2.99760216648792E-015" calcext:value-type="float">
            <text:p>-3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1817047551352E-015" calcext:value-type="float">
            <text:p>-1.0181704755135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1817047551352E-015" calcext:value-type="float">
            <text:p>1.0181704755135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38]/[.O38]" office:value-type="float" office:value="1.19914860854705" calcext:value-type="float">
            <text:p>1.1991486085</text:p>
          </table:table-cell>
          <table:table-cell table:formula="of:=[.M38]-[.O38]" office:value-type="float" office:value="-1.69092664592994E-016" calcext:value-type="float">
            <text:p>-1.6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782288033" calcext:value-type="float">
            <text:p>3483.037822880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18.7106542863941" calcext:value-type="float">
            <text:p>18.710654286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18622338936" calcext:value-type="float">
            <text:p>2.63018622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8743216329248" calcext:value-type="float">
            <text:p>0.24874321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78231266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8.7105787701491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16000757685777" calcext:value-type="float">
            <text:p>3.16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1862375698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0.248739613002912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1817047551352E-015" calcext:value-type="float">
            <text:p>1.0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782312658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710578770149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224252899976109" calcext:value-type="float">
            <text:p>2.24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18623757015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8739613002915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8.49077810920526E-016" calcext:value-type="float">
            <text:p>8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7T15:28:24.251384065</dc:date>
    <dc:creator>Stacha Petrovic</dc:creator>
    <meta:editing-duration>P8DT16H48M47S</meta:editing-duration>
    <meta:editing-cycles>290</meta:editing-cycles>
    <meta:document-statistic meta:table-count="4" meta:cell-count="1676" meta:object-count="0"/>
    <meta:user-defined meta:name="qrichtext">1</meta:user-defined>
  </office:meta>
</office:document-meta>
</file>